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4771in" table:align="left"/>
    </style:style>
    <style:style style:name="Table1.A" style:family="table-column">
      <style:table-column-properties style:column-width="2.1813in"/>
    </style:style>
    <style:style style:name="Table1.B" style:family="table-column">
      <style:table-column-properties style:column-width="6.2958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Table1.B2" style:family="table-cell" style:data-style-name="N0">
      <style:table-cell-properties fo:padding="0.0194in" fo:border="none"/>
    </style:style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able_20_Contents">
      <style:paragraph-properties fo:margin-top="0in" fo:margin-bottom="0.1965in"/>
    </style:style>
    <style:style style:name="P3" style:family="paragraph" style:parent-style-name="Table_20_Contents">
      <style:paragraph-properties fo:margin-top="0in" fo:margin-bottom="0.1965in"/>
    </style:style>
    <style:style style:name="T1" style:family="text">
      <style:text-properties fo:font-size="18pt"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Heading_20_2" text:outline-level="2"><text:span text:style-name="T1">Budget</text:span> </text:h>
          </table:table-cell>
          <table:covered-table-cell/>
        </table:table-row>
        <table:table-row>
          <table:table-cell table:style-name="Table1.A2" office:value-type="string">
            <text:p text:style-name="Table_20_Contents">Total Project Budget </text:p>
          </table:table-cell>
          <table:table-cell table:style-name="Table1.B2" office:value-type="float" office:value="190100">
            <text:p text:style-name="P1">190100</text:p>
          </table:table-cell>
        </table:table-row>
        <table:table-row>
          <table:table-cell table:style-name="Table1.A2" table:number-columns-spanned="2" office:value-type="string">
            <text:p text:style-name="P2">Amount Raised with Confirmed Sources </text:p>
            <text:p text:style-name="P1">15,000 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Expenses </text:p>
            <text:p text:style-name="Preformatted_20_Text">/PRODUCTION, where [] denotes donations in kind</text:p>
            <text:p text:style-name="Preformatted_20_Text">Script, Storyboard, Animatic</text:p>
            <text:p text:style-name="Preformatted_20_Text">Modelling, Animation, Texturing <text:s text:c="16"/>40000</text:p>
            <text:p text:style-name="Preformatted_20_Text">[Studio Recording (Voice etc.)] <text:s text:c="16"/>[1000]</text:p>
            <text:p text:style-name="Preformatted_20_Text">[Voice Actors] <text:s text:c="33"/>[1000] <text:s text:c="9"/></text:p>
            <text:p text:style-name="Preformatted_20_Text">[Composition + Sound Design] <text:s text:c="19"/>[6000]</text:p>
            <text:p text:style-name="Preformatted_20_Text">[Rendering] <text:s text:c="36"/>[50000]</text:p>
            <text:p text:style-name="Preformatted_20_Text"><text:s text:c="8"/>Sub-total: <text:s text:c="29"/>98000 <text:s text:c="2"/></text:p>
            <text:p text:style-name="Preformatted_20_Text"/>
            <text:p text:style-name="Preformatted_20_Text">/MATERIALS</text:p>
            <text:p text:style-name="Preformatted_20_Text">[Software Pipeline] <text:s text:c="28"/>[15000]</text:p>
            <text:p text:style-name="Preformatted_20_Text">[Programming/Development Support] <text:s text:c="14"/>[5000]</text:p>
            <text:p text:style-name="Preformatted_20_Text">Hardware <text:s text:c="39"/>[10000] <text:s text:c="11"/></text:p>
            <text:p text:style-name="Preformatted_20_Text">Studio Supplies <text:s text:c="32"/>500</text:p>
            <text:p text:style-name="Preformatted_20_Text"><text:s text:c="8"/>Sub-total: <text:s text:c="29"/>30500</text:p>
            <text:p text:style-name="Preformatted_20_Text"/>
            <text:p text:style-name="Preformatted_20_Text">/WORK SPACE</text:p>
            <text:p text:style-name="Preformatted_20_Text">Studio rental/utilities <text:s text:c="24"/>[24000] <text:s text:c="27"/></text:p>
            <text:p text:style-name="Preformatted_20_Text">Office expenses (post etc.) <text:s text:c="20"/>1500</text:p>
            <text:p text:style-name="Preformatted_20_Text"><text:s text:c="8"/>Sub-total: <text:s text:c="29"/>25500</text:p>
            <text:p text:style-name="Preformatted_20_Text"/>
            <text:p text:style-name="Preformatted_20_Text">/DISTRIBUTION</text:p>
            <text:p text:style-name="Preformatted_20_Text">Tutorial Authoring <text:s text:c="29"/>10000 <text:s text:c="26"/></text:p>
            <text:p text:style-name="Preformatted_20_Text">DVD design <text:s text:c="5"/>(primary+tutorial) <text:s text:c="13"/>1000</text:p>
            <text:p text:style-name="Preformatted_20_Text">DVD publication (print+press 6K) <text:s text:c="15"/>6000 <text:s text:c="11"/></text:p>
            <text:p text:style-name="Preformatted_20_Text">[Site design] <text:s text:c="34"/>[2000] </text:p>
            <text:p text:style-name="Preformatted_20_Text">Web hosting <text:s text:c="36"/>600</text:p>
            <text:p text:style-name="Preformatted_20_Text"><text:s text:c="8"/>Sub-total: <text:s text:c="29"/>19600</text:p>
            <text:p text:style-name="Preformatted_20_Text"/>
            <text:p text:style-name="Preformatted_20_Text">/PROMOTION </text:p>
            <text:p text:style-name="Preformatted_20_Text">poster design + printing <text:s text:c="23"/>2000</text:p>
            <text:p text:style-name="Preformatted_20_Text">t-shirt design + printing <text:s text:c="22"/>5000</text:p>
            <text:p text:style-name="Preformatted_20_Text">festival entry <text:s text:c="33"/>2000</text:p>
            <text:p text:style-name="Preformatted_20_Text">travel for presentation/competition <text:s text:c="12"/>7500</text:p>
            <text:p text:style-name="Preformatted_20_Text"><text:s text:c="8"/>Sub-total: <text:s text:c="29"/>16500</text:p>
            <text:p text:style-name="Preformatted_20_Text"/>
            <text:p text:style-name="Preformatted_20_Text"/>
            <text:p text:style-name="Preformatted_20_Text"><text:s text:c="8"/>Total Budget <text:s text:c="27"/>190,100</text:p>
            <text:p text:style-name="Preformatted_20_Text"><text:s text:c="8"/>minus In-Kind <text:s text:c="26"/>114,000</text:p>
            <text:p text:style-name="P1"><text:s text:c="8"/>Expenses Total <text:s text:c="25"/>76,100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><text:soft-page-break/>Income </text:p>
            <text:p text:style-name="Preformatted_20_Text">[/In-Kind <text:s text:c="38"/>114,000]</text:p>
            <text:p text:style-name="Preformatted_20_Text"/>
            <text:p text:style-name="Preformatted_20_Text">/Confirmed </text:p>
            <text:p text:style-name="Preformatted_20_Text">private donor <text:s text:c="36"/>15,000</text:p>
            <text:p text:style-name="Preformatted_20_Text"/>
            <text:p text:style-name="Preformatted_20_Text">/Projected, on the basis of Elephants Dream/ManCandy reference</text:p>
            <text:p text:style-name="Preformatted_20_Text">DVD <text:s/>Sales <text:s text:c="39"/>105000 </text:p>
            <text:p text:style-name="Preformatted_20_Text">Shirt/Poster Sales <text:s text:c="5"/>(3500x12) <text:s text:c="17"/>42000 <text:s text:c="26"/></text:p>
            <text:p text:style-name="Preformatted_20_Text">Individual Donor support <text:s text:c="27"/>5000</text:p>
            <text:p text:style-name="Preformatted_20_Text">Making-of Book/Tutorial DVD-ROM <text:s text:c="19"/>90000</text:p>
            <text:p text:style-name="Preformatted_20_Text">Studio Classes <text:s/>($300 x 13) <text:s text:c="24"/>3900 <text:s text:c="11"/></text:p>
            <text:p text:style-name="Preformatted_20_Text"><text:s text:c="8"/>Real Income Sub-total: <text:s text:c="19"/>257,000 <text:s text:c="16"/></text:p>
            <text:p text:style-name="Preformatted_20_Text"><text:s text:c="8"/></text:p>
            <text:p text:style-name="Preformatted_20_Text"><text:s text:c="8"/>Minus Real Expenses <text:s text:c="23"/>76,100</text:p>
            <text:p text:style-name="Preformatted_20_Text"><text:s text:c="8"/>Projected Total Income: <text:s text:c="18"/>180,900</text:p>
            <text:p text:style-name="P1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et </meta:initial-creator>
    <meta:creation-date>2010-06-30T22:38:49</meta:creation-date>
    <dc:date>2010-07-01T01:14:48</dc:date>
    <meta:editing-duration>PT00H29M12S</meta:editing-duration>
    <meta:editing-cycles>8</meta:editing-cycles>
    <meta:generator>OpenOffice.org/3.2$Linux OpenOffice.org_project/320m12$Build-9483</meta:generator>
    <dc:creator>phet </dc:creator>
    <meta:document-statistic meta:table-count="1" meta:image-count="0" meta:object-count="0" meta:page-count="2" meta:paragraph-count="54" meta:word-count="167" meta:character-count="2499"/>
  </office:meta>
</office:document-meta>
</file>